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58cm" fo:min-width="5.088cm"/>
    </style:style>
    <style:style style:name="gr2" style:family="graphic" style:parent-style-name="standard">
      <style:graphic-properties draw:textarea-horizontal-align="justify" draw:textarea-vertical-align="middle" draw:auto-grow-height="false" fo:min-height="2.85cm" fo:min-width="8.7cm"/>
    </style:style>
    <style:style style:name="gr3" style:family="graphic" style:parent-style-name="standard">
      <style:graphic-properties draw:textarea-horizontal-align="justify" draw:textarea-vertical-align="middle" draw:auto-grow-height="false" fo:min-height="1.576cm" fo:min-width="3.656cm"/>
    </style:style>
    <style:style style:name="gr4" style:family="graphic" style:parent-style-name="standard">
      <style:graphic-properties draw:textarea-horizontal-align="justify" draw:textarea-vertical-align="middle" draw:auto-grow-height="false" fo:min-height="1.514cm" fo:min-width="3.971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2.45cm" fo:min-width="7.5cm"/>
    </style:style>
    <style:style style:name="gr7" style:family="graphic" style:parent-style-name="standard">
      <style:graphic-properties draw:textarea-horizontal-align="justify" draw:textarea-vertical-align="middle" draw:auto-grow-height="false" fo:min-height="1.01cm" fo:min-width="4.664cm"/>
    </style:style>
    <style:style style:name="gr8" style:family="graphic" style:parent-style-name="standard">
      <style:graphic-properties draw:textarea-horizontal-align="justify" draw:textarea-vertical-align="middle" draw:auto-grow-height="false" fo:min-height="2.154cm" fo:min-width="4.94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7.9cm" svg:height="4cm" svg:x="6.8cm" svg:y="1.9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9.2cm" svg:height="3.1cm" svg:x="1.2cm" svg:y="7cm">
          <text:p text:style-name="P1">A = 1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2cm" svg:height="3.1cm" svg:x="1.2cm" svg:y="7cm">
          <text:p text:style-name="P1">A = 1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2cm" svg:height="3.1cm" svg:x="1.3cm" svg:y="10.9cm">
          <text:p text:style-name="P1">B = 5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6.6cm" svg:height="2.9cm" svg:x="13.4cm" svg:y="7cm">
          <text:p text:style-name="P1">Pobierz 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xml:id="id3" draw:id="id3" draw:layer="layout" svg:width="7.1cm" svg:height="2.8cm" svg:x="11.9cm" svg:y="11.3cm">
          <text:p text:style-name="P1">Pobierz 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0.75cm" svg:y1="5.9cm" svg:x2="16.7cm" svg:y2="7cm" draw:start-shape="id1" draw:start-glue-point="8" draw:end-shape="id2" draw:end-glue-point="5" svg:d="M10750 5900l5950 1100" svg:viewBox="0 0 5951 1101">
          <text:p/>
        </draw:connector>
        <draw:connector draw:style-name="gr5" draw:text-style-name="P2" draw:layer="layout" draw:type="line" svg:x1="15.875cm" svg:y1="9.9cm" svg:x2="15.45cm" svg:y2="11.3cm" draw:start-shape="id2" draw:start-glue-point="7" draw:end-shape="id3" draw:end-glue-point="5" svg:d="M15875 9900l-425 1400" svg:viewBox="0 0 426 1401">
          <text:p/>
        </draw:connector>
        <draw:custom-shape draw:style-name="gr6" draw:text-style-name="P1" xml:id="id4" draw:id="id4" draw:layer="layout" svg:width="8cm" svg:height="2.7cm" svg:x="9.3cm" svg:y="15.5cm">
          <text:p text:style-name="P1">Suma = a + b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14.562cm" svg:y1="14.1cm" svg:x2="13.3cm" svg:y2="15.5cm" draw:start-shape="id3" draw:start-glue-point="7" draw:end-shape="id4" svg:d="M14562 14100l-1262 1400" svg:viewBox="0 0 1263 1401">
          <text:p/>
        </draw:connector>
        <draw:custom-shape draw:style-name="gr7" draw:text-style-name="P1" xml:id="id5" draw:id="id5" draw:layer="layout" svg:width="8.2cm" svg:height="2cm" svg:x="8.3cm" svg:y="19.3cm">
          <text:p text:style-name="P1">Druku sum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3cm" svg:y1="18.2cm" svg:x2="12.4cm" svg:y2="19.3cm" draw:start-shape="id4" draw:start-glue-point="2" draw:end-shape="id5" svg:d="M13300 18200l-900 1100" svg:viewBox="0 0 901 1101">
          <text:p/>
        </draw:connector>
        <draw:custom-shape draw:style-name="gr8" draw:text-style-name="P1" xml:id="id6" draw:id="id6" draw:layer="layout" svg:width="7.7cm" svg:height="3.4cm" svg:x="7.7cm" svg:y="22.1cm">
          <text:p text:style-name="P1">KONI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11.375cm" svg:y1="21.3cm" svg:x2="11.55cm" svg:y2="22.1cm" draw:start-shape="id5" draw:start-glue-point="7" draw:end-shape="id6" draw:end-glue-point="4" svg:d="M11375 21300l175 800" svg:viewBox="0 0 176 8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31T12:05:07.021455059</meta:creation-date>
    <dc:date>2019-10-31T12:20:58.040254665</dc:date>
    <meta:editing-duration>PT5M18S</meta:editing-duration>
    <meta:editing-cycles>1</meta:editing-cycles>
    <meta:document-statistic meta:object-count="14"/>
    <meta:generator>LibreOffice/6.0.7.3$Linux_X86_64 LibreOffice_project/00m0$Build-3</meta:generator>
  </office:meta>
</office:document-meta>
</file>